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579.2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26.45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461.11pt"/>
    </style:style>
    <style:style style:name="co21" style:family="table-column">
      <style:table-column-properties fo:break-before="auto" style:column-width="111.4pt"/>
    </style:style>
    <style:style style:name="co22" style:family="table-column">
      <style:table-column-properties fo:break-before="auto" style:column-width="529.8pt"/>
    </style:style>
    <style:style style:name="co23" style:family="table-column">
      <style:table-column-properties fo:break-before="auto" style:column-width="96.69pt"/>
    </style:style>
    <style:style style:name="co24" style:family="table-column">
      <style:table-column-properties fo:break-before="auto" style:column-width="85.15pt"/>
    </style:style>
    <style:style style:name="co25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2e0ae"/>
    </style:style>
    <style:style style:name="ce23" style:family="table-cell" style:parent-style-name="Default">
      <style:table-cell-properties fo:background-color="#fff9a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87d1d1"/>
    </style:style>
    <style:style style:name="ce31" style:family="table-cell" style:parent-style-name="Default">
      <style:table-cell-properties fo:background-color="#ffdaa2"/>
    </style:style>
    <style:style style:name="ce32" style:family="table-cell" style:parent-style-name="Default">
      <style:table-cell-properties fo:background-color="#ffdaa2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" table:default-cell-style-name="ce25"/>
        <table:table-column table:style-name="co7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2" table:default-cell-style-name="ce25"/>
        <table:table-column table:style-name="co12" table:default-cell-style-name="ce25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9"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 Up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el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22"/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2" office:value-type="string" calcext:value-type="string">
            <text:p>Gain 5(8) Block. (Combo.)</text:p>
          </table:table-cell>
          <table:table-cell/>
        </table:table-row>
        <table:table-row table:style-name="ro1">
          <table:table-cell table:style-name="ce23"/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number-columns-repeated="2" table:style-name="ce26" office:value-type="string" calcext:value-type="string">
            <text:p>Enable</text:p>
          </table:table-cell>
          <table:table-cell table:style-name="ce26" table:number-columns-repeated="5"/>
          <table:table-cell table:style-name="ce22" office:value-type="string" calcext:value-type="string">
            <text:p>Apply 2(3) Grapple. Gain 2(3) block. Combo.</text:p>
          </table:table-cell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office:value-type="string" calcext:value-type="string">
            <text:p>Payoff</text:p>
          </table:table-cell>
          <table:table-cell table:style-name="ce26" table:number-columns-repeated="5"/>
          <table:table-cell table:style-name="ce22" office:value-type="string" calcext:value-type="string">
            <text:p>If the enemy is grappled, deal 9(13) damage. Combo.</text:p>
          </table:table-cell>
          <table:table-cell/>
        </table:table-row>
        <table:table-row table:style-name="ro1">
          <table:table-cell table:style-name="ce22"/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6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2" office:value-type="string" calcext:value-type="string">
            <text:p>Deal 6(9) Damage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1 Grapple( to ALL enemies). Draw 1 card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3" office:value-type="string" calcext:value-type="string">
            <text:p>Gain 8(11) block. Apply 1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4"/>
          <table:table-cell table:style-name="ce23" office:value-type="string" calcext:value-type="string">
            <text:p>Deal 8 damage. Reduce the damage of {all Cheap Shot cards}(this card) by 1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/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9(13) damage. Combo: Draw 2 card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6(8) damage. If the enemy is grappled, deal 6(8) Damage again. Apply 1(2) grapple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9(12) damage. Discard 1(2) card(s) from your draw pile. Combo.</text:p>
          </table:table-cell>
          <table:table-cell/>
        </table:table-row>
        <table:table-row table:style-name="ro1">
          <table:table-cell table:style-name="ce19"/>
          <table:table-cell table:number-columns-repeated="2"/>
          <table:table-cell office:value-type="string" calcext:value-type="string">
            <text:p>Skill</text:p>
          </table:table-cell>
          <table:table-cell table:style-name="Default" table:number-columns-repeated="15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3 damage. If the enemy is grappled, deal 3 damage 2 more times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8(10) damage. If there are multiple enemies, deal 8(10) damage to ALL enemies. Combo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4(6) damage. Deal 4(6) Psychic damag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ne Two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14"/>
          <table:table-cell table:style-name="ce23" office:value-type="string" calcext:value-type="string">
            <text:p>Deal 6(9) damage twice. Gain 2(4)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Apply 3(5) grapple. Combo: Apply 1(2) vulnerab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8(10) Block. Discard 1(2) card(s) from your draw pile</text:span>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3(4) Dexterity this turn. (Combo: Gain 5 Block</text:span>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(*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16 damage. Combo(: Gain *)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-Str</text:p>
          </table:table-cell>
          <table:table-cell table:style-name="ce28" table:number-columns-repeated="10"/>
          <table:table-cell table:style-name="ce23" office:value-type="string" calcext:value-type="string">
            <text:p>The enemy loses 5(7) strength this turn. Draw 2 cards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Eldritch Blas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Deal 15(19) damage to a random enemy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Whisper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11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Deal 7(10) Psychic damage to ALL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ind U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string" calcext:value-type="string">
            <text:p>(*)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Your next attack deals 5 additional damage. Combo(: Gain *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string" calcext:value-type="string">
            <text:p>2(3)</text:p>
          </table:table-cell>
          <table:table-cell table:style-name="ce23" table:number-columns-repeated="9"/>
          <table:table-cell table:style-name="ce23" office:value-type="string" calcext:value-type="string">
            <text:p><text:span text:style-name="T1">Lose all debuffs. At the beginning of each turn, discard up to 2(3) cards from your draw pile</text:span>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15(20) damage to each grappled enemy for each grappled enemy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Apply 5(7) grapple. Deal damage equal to the enemy’s grapple X(+1) times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10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24(32) Psychic damage. Apply 8(11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 table:number-columns-repeated="8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evoid. At the end of each turn, apply 3(4) Compelled to ALL enemies and increase this number by 2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If the enemy is grappled, deal 16(20) damage. Combo: They lose 11(15) strength this tur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Deal 26(32) Damage. Gain 1 Vulnerable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Into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4"/>
          <table:table-cell table:style-name="ce23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Iron Grip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14"/>
          <table:table-cell table:style-name="ce23" office:value-type="string" calcext:value-type="string">
            <text:p>Double(Triple) the enemy’s Grapple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strength equal to your block this turn. Remove your block. Combo. </text:span>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Gain block equal the enemy’s current attack and apply 3 weak.</text:span>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4"/>
          <table:table-cell table:style-name="ce2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izzazz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3" table:number-columns-repeated="2"/>
          <table:table-cell table:style-name="ce23" office:value-type="string" calcext:value-type="string">
            <text:p>+Str/+Dex</text:p>
          </table:table-cell>
          <table:table-cell table:style-name="ce23" table:number-columns-repeated="4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Whenever you gain Combo, gain 1 Strength and 1 Dexterity this turn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Deal 12(15) damage. Apply 12(15) Grapple. If the enemy’s Grapple is greater than or equal to their current HP, set their HP to 0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Tag Tea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4"/>
          <table:table-cell table:style-name="ce2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Whenever you cause an enemy to lose HP, they lose 4(6) mor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*(*)</text:p>
          </table:table-cell>
          <table:table-cell table:style-name="ce28" office:value-type="string" calcext:value-type="string">
            <text:p>3(4)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***(*). Draw 3(4) cards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(Innate.) At the end of your turn, deal damage to each grappled enemy equal to 10% of their current HP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eird Condui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(Innate.) At the start of your turn, gain * and draw 2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Mania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string" calcext:value-type="string">
            <text:p>*(*)</text:p>
          </table:table-cell>
          <table:table-cell table:style-name="ce23" table:number-columns-repeated="13"/>
          <table:table-cell table:style-name="ce23" office:value-type="string" calcext:value-type="string">
            <text:p>Gain *(*). Next turn, lose *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<text:span text:style-name="T1">Gain 6(8) Block. Combo: Gain 6(8)</text:span> Block agai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Apply 6(8) Grapple. Deal damage and gain Block equal to that enemy’s Grapple. (Combo.)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/>
          <table:table-cell table:style-name="ce23" office:value-type="string" calcext:value-type="string">
            <text:p>Body Shie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3"/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table:number-columns-repeated="3"/>
          <table:table-cell table:style-name="ce23" office:value-type="string" calcext:value-type="string">
            <text:p>Gain 5(8) Block. Whenever an enemy attacks this turn, deal 4(6) damage to all grappled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Brainstorm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8"/>
          <table:table-cell table:style-name="ce23" office:value-type="string" calcext:value-type="string">
            <text:p>Shuffle 2(3) cards from your discard pile into your draw pile. Draw 1(2) card(s).</text:p>
          </table:table-cell>
          <table:table-cell/>
        </table:table-row>
        <table:table-row table:style-name="ro1">
          <table:table-cell table:style-name="ce22" office:value-type="string" calcext:value-type="string">
            <text:p>UPDATE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Whenever you apply grapple, deal 4(6) Psychic damag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 table:number-columns-repeated="6"/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23" office:value-type="string" calcext:value-type="string">
            <text:p>Deal damage equal to 3(4) times the enemy’s grapp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23" office:value-type="string" calcext:value-type="string">
            <text:p>Vampiric Touch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8"/>
          <table:table-cell table:style-name="ce23" office:value-type="string" calcext:value-type="string">
            <text:p>Payoff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evoid. Deal Psychic damage equal to the enemy’s Grapple. Gain health equal to the damage dealt. Exhaust.</text:p>
          </table:table-cell>
          <table:table-cell/>
        </table:table-row>
        <table:table-row table:style-name="ro1">
          <table:table-cell table:style-name="ce22"/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3" office:value-type="string" calcext:value-type="string">
            <text:p>Apply 2(3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Flouris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Whenever you gain Combo, gain 2(3) Block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4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Innate. Gain 1(2) Strength. Gain 1(2) Dexterity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Innate. Apply 1(2) grapple. Gain 8(11) block. Combo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<text:span text:style-name="T1">Innate. Deal 7(10) damage. If the enemy is grappled, deal 7(10)</text:span> damage again. Combo. Exhaust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6"/>
          <table:table-cell table:style-name="ce23" office:value-type="string" calcext:value-type="string">
            <text:p>Deal 7(11) damage. Combo: Gain * and draw 1 car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Roundhous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14"/>
          <table:table-cell table:style-name="ce23" office:value-type="string" calcext:value-type="string">
            <text:p>Combo: Deal 9(12) damage.</text:p>
          </table:table-cell>
          <table:table-cell office:value-type="string" calcext:value-type="string">
            <text:p>Try and figure out a synonym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Migrain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Deal 8(12) Psychic damage. Increase the value of this card by half (4(6))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3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8"/>
          <table:table-cell table:style-name="ce23" office:value-type="string" calcext:value-type="string">
            <text:p>Discard up to 3(5) cards from your draw pile. Shuffle that many cards from your discard pile into your draw pile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Mountain Bomb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3" table:number-columns-repeated="4"/>
          <table:table-cell table:style-name="ce23" office:value-type="string" calcext:value-type="string">
            <text:p>Deal 7(9) damage. Combo: Deal 7(9) damage again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iledriv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6"/>
          <table:table-cell table:style-name="ce23" office:value-type="string" calcext:value-type="string">
            <text:p>Deal 21(27) damage. Gain 8(12) Combo.</text:p>
          </table:table-cell>
          <table:table-cell office:value-type="string" calcext:value-type="string">
            <text:p>Add cheering for combo gaining cards</text:p>
          </table:table-cell>
        </table:table-row>
        <table:table-row table:style-name="ro1">
          <table:table-cell/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Deal 15(20) damage. Move all Grapple to that enemy. (Combo.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Crowd Pleas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6"/>
          <table:table-cell table:style-name="ce23" office:value-type="string" calcext:value-type="string">
            <text:p>Gain 4(8) Combo. You cannot lose Combo this turn.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Shocking Gras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 3(4) times to ALL grappled enemies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number-columns-repeated="3"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Gain 7(10) Block. Whenever you play a card this turn, apply 1 Grapple to {a random enemy}(ALL enemies). Combo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23" office:value-type="string" calcext:value-type="string">
            <text:p>Thought Ea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3"/>
          <table:table-cell table:style-name="ce28"/>
          <table:table-cell table:style-name="ce23" table:number-columns-repeated="8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Deal 12(15) Psychic damage. Apply 3(4) Compelled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Uncanny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23" office:value-type="string" calcext:value-type="string">
            <text:p>Ethereal. At the start of your turn, deal 5(7) Psychic damage to a random enemy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Untouchabl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 table:number-columns-repeated="6"/>
          <table:table-cell table:style-name="ce23" office:value-type="string" calcext:value-type="string">
            <text:p>At the start of your turn, if you have Combo, gain 2(3) Combo. Combo.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3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27(32) block.</text:p>
          </table:table-cell>
          <table:table-cell/>
        </table:table-row>
        <table:table-row table:style-name="ro1">
          <table:table-cell table:style-name="ce22" office:value-type="string" calcext:value-type="string">
            <text:p>RENAME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9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<text:span text:style-name="T1">Devoid. Apply 2(3) Grapple </text:span>to ALL enemies. Deal 2(3) Psychic damage to ALL enemies.</text:p>
          </table:table-cell>
          <table:table-cell/>
        </table:table-row>
        <table:table-row table:style-name="ro1">
          <table:table-cell table:style-name="ce19"/>
          <table:table-cell table:number-columns-repeated="3"/>
          <table:table-cell table:style-name="Default" table:number-columns-repeated="15"/>
          <table:table-cell/>
          <table:table-cell office:value-type="string" calcext:value-type="string">
            <text:p>Malady doubles every exhaust? Maybe change Malady to be eldritch infection themed</text:p>
          </table:table-cell>
        </table:table-row>
        <table:table-row table:style-name="ro1" table:number-rows-repeated="104849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tats V 0.0.3" table:style-name="ta1">
        <table:table-column table:style-name="co16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3'.$E$1:$'Version 0.0.3'.$E$171]; COM.MICROSOFT.CONCAT([.A2];&quot;*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3'.$E$1:$'Version 0.0.3'.$E$171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3'.$E$1:$'Version 0.0.3'.$E$171]; COM.MICROSOFT.CONCAT([.A4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3'.$E$1:$'Version 0.0.3'.$E$171]; COM.MICROSOFT.CONCAT([.A5];&quot;*&quot;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3'.$E$1:$'Version 0.0.3'.$E$171]; COM.MICROSOFT.CONCAT([.A6];&quot;*&quot;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3'.$E$1:$'Version 0.0.3'.$E$171]; COM.MICROSOFT.CONCAT([.A7];&quot;*&quot;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3'.$E$1:$'Version 0.0.3'.$E$171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3'.$C$1:$'Version 0.0.3'.$C$171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3'.$C$1:$'Version 0.0.3'.$C$171]; [.A1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3'.$C$1:$'Version 0.0.3'.$C$171]; [.A1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3'.$C$1:$'Version 0.0.3'.$C$171]; [.A1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3'.$C$1:$'Version 0.0.3'.$C$171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3'.$D$1:$'Version 0.0.3'.$D$171];[.A2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3'.$D$1:$'Version 0.0.3'.$D$171];[.A2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3'.$D$1:$'Version 0.0.3'.$D$171];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3" calcext:value-type="float">
            <text:p>73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2" table:style-name="ta1">
        <table:table-column table:style-name="co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18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9" table:default-cell-style-name="ce25"/>
        <table:table-column table:style-name="co14" table:default-cell-style-name="ce25"/>
        <table:table-column table:style-name="co12" table:default-cell-style-name="ce25"/>
        <table:table-column table:style-name="co20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Lose HP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7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2"/>
          <table:table-cell table:style-name="ce22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Deal 8 damage. Reduce the damage of {all Cheap Shot cards}(this card) by 2.</text:p>
          </table:table-cell>
          <table:table-cell office:value-type="string" calcext:value-type="string">
            <text:p>maybe buff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1(2) Compulsio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3" office:value-type="string" calcext:value-type="string">
            <text:p>Deal 9(13) damage. If the enemy is grappled, draw 1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3" office:value-type="string" calcext:value-type="string">
            <text:p>Deal 9(11) damage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ania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11"/>
          <table:table-cell table:style-name="ce23" office:value-type="string" calcext:value-type="string">
            <text:p>Unplayable. {Ethereal}. When you draw this card, gain *. Next turn, gain 1 less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al 3(4) damage. The enemy loses 4(6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3" office:value-type="string" calcext:value-type="string">
            <text:p>Deal 2 damage 3(4) times to ALL enemies.</text:p>
          </table:table-cell>
          <table:table-cell office:value-type="string" calcext:value-type="string">
            <text:p>Change so its not the quite the same as Shocking Grasp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7"/>
          <table:table-cell table:style-name="ce23" office:value-type="string" calcext:value-type="string">
            <text:p>Gain 8(11) Block. Forget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wit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23" office:value-type="string" calcext:value-type="string">
            <text:p>Void Blas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ody Shi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3"/>
          <table:table-cell table:style-name="ce28" office:value-type="string" calcext:value-type="string">
            <text:p>Payoff</text:p>
          </table:table-cell>
          <table:table-cell table:style-name="ce28" table:number-columns-repeated="2"/>
          <table:table-cell table:style-name="ce23" table:number-columns-repeated="2"/>
          <table:table-cell table:style-name="ce23" office:value-type="string" calcext:value-type="string">
            <text:p>Whenever an enemy attacks, deal 3(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4(6) grapple. Deal damage equal to the enemy’s grapple X(+1) times.</text:p>
          </table:table-cell>
          <table:table-cell office:value-type="string" calcext:value-type="string">
            <text:p>figure out how to update desc when not hovering enemy, doesn’t seem to reflect vul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9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pply 5(7) Compulsion. The enemy loses 15(20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/>
          <table:table-cell table:style-name="ce28"/>
          <table:table-cell table:style-name="ce23" office:value-type="string" calcext:value-type="string">
            <text:p>+S+/+D+</text:p>
          </table:table-cell>
          <table:table-cell table:style-name="ce23" table:number-columns-repeated="9"/>
          <table:table-cell table:style-name="ce23" office:value-type="string" calcext:value-type="string">
            <text:p><text:span text:style-name="T1">Gain 7(10) strength and 7(10)</text:span> dexterity. At the end of each turn, gain 2 mindvice.</text:p>
          </table:table-cell>
          <table:table-cell office:value-type="string" calcext:value-type="string">
            <text:p>Eldritch Form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6(20) damage and they lose 11(18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9"/>
          <table:table-cell table:style-name="ce23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to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3" office:value-type="string" calcext:value-type="string">
            <text:p>Deal 10(14) damage. If fatal, remove a card from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f the enemy is grappled, gain block equal their current attack and apply 3 weak.</text:span> Exhaust.</text:p>
          </table:table-cell>
          <table:table-cell office:value-type="string" calcext:value-type="string">
            <text:p>Maybe change to compulsion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12"/>
          <table:table-cell table:style-name="ce23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ag Tea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3(2)</text:p>
          </table:table-cell>
          <table:table-cell table:style-name="ce28" table:number-columns-repeated="12"/>
          <table:table-cell table:style-name="ce23" office:value-type="string" calcext:value-type="string">
            <text:p>Double your energy, Draw N cards, Double your Strength and Dexterity this turn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Whenever you cause an enemy to lose HP, they lose 2(3) mor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l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(Innate.) At the end of your turn, deal damage to each enemy equal to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rd Condui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2(1)</text:p>
          </table:table-cell>
          <table:table-cell table:style-name="ce28" office:value-type="string" calcext:value-type="string">
            <text:p>**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9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(Innate.)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9"/>
          <table:table-cell table:style-name="ce23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rainstorm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3"/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3" office:value-type="string" calcext:value-type="string">
            <text:p>Remember 2(3) cards. Draw 2(3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Whenever you apply grapple, the enemy loses 2(3) HP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23" office:value-type="string" calcext:value-type="string">
            <text:p>Deal damage equal to 3(4) times the enemy’s grapple.</text:p>
          </table:table-cell>
          <table:table-cell office:value-type="string" calcext:value-type="string">
            <text:p>figure out how to update desc when not hovering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8" office:value-type="string" calcext:value-type="string">
            <text:p>HP</text:p>
          </table:table-cell>
          <table:table-cell table:style-name="ce23" table:number-columns-repeated="8"/>
          <table:table-cell table:style-name="ce23" office:value-type="string" calcext:value-type="string">
            <text:p>Payoff</text:p>
          </table:table-cell>
          <table:table-cell table:style-name="ce23" office:value-type="string" calcext:value-type="string">
            <text:p>Devoid. Whenever a Void card exhausts, heal 3(4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e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add a random card of any color 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Forget 1(2) card(s). Remember 1(2) card(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9"/>
          <table:table-cell table:style-name="ce23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orr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8"/>
          <table:table-cell table:style-name="ce23" office:value-type="string" calcext:value-type="string">
            <text:p>Unplayable. {Ethereal}. When you draw this card, apply 2 Weak and 2 Vulnerab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grain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The enemy loses 8(12) HP.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3(5)</text:p>
          </table:table-cell>
          <table:table-cell table:style-name="ce28" table:number-columns-repeated="6"/>
          <table:table-cell table:style-name="ce23" office:value-type="string" calcext:value-type="string">
            <text:p>Forget up to 3(5) cards. Remember that many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burs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2"/>
          <table:table-cell table:style-name="ce23" office:value-type="string" calcext:value-type="string">
            <text:p>Unplayable. {Ethereal}. When you draw this card, the next attack you play deals 8 additional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hocking Gras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9(13) damage to ALL grappled enemies.</text:p>
          </table:table-cell>
          <table:table-cell office:value-type="string" calcext:value-type="string">
            <text:p>Change to multi-hit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 office:value-type="string" calcext:value-type="string">
            <text:p>Kinda makes grapple sill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hought Ea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 office:value-type="float" office:value="1" calcext:value-type="float">
            <text:p>1</text:p>
          </table:table-cell>
          <table:table-cell table:style-name="ce23" table:number-columns-repeated="8"/>
          <table:table-cell table:style-name="ce23" office:value-type="string" calcext:value-type="string">
            <text:p>Enable</text:p>
          </table:table-cell>
          <table:table-cell table:style-name="ce23"/>
          <table:table-cell table:style-name="ce23" office:value-type="string" calcext:value-type="string">
            <text:p>The enemy loses 3 HP. (Draw 1 Card.)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cann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Whenever a Void card exhausts, apply 3(5) Compulsion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nerving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Ethereal. At the start of your turn, a random enemy loses 5(7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11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9"/>
          <table:table-cell table:style-name="ce23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REWORK</text:p>
          </table:table-cell>
          <table:table-cell table:style-name="ce30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LL enemies lose 3(5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Void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Devoid. Deal 13(17) damage to a random enemy.</text:p>
          </table:table-cell>
          <table:table-cell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tats V 0.0.2" table:style-name="ta1">
        <table:table-column table:style-name="co16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74]; COM.MICROSOFT.CONCAT([.A2];&quot;*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74]; COM.MICROSOFT.CONCAT([.A3];&quot;*&quot;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74]; COM.MICROSOFT.CONCAT([.A4];&quot;*&quot;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74]; COM.MICROSOFT.CONCAT([.A5];&quot;*&quot;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74]; COM.MICROSOFT.CONCAT([.A6];&quot;*&quot;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74]; COM.MICROSOFT.CONCAT([.A7];&quot;*&quot;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74]; COM.MICROSOFT.CONCAT([.A8];&quot;*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74]; [.A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74]; [.A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74]; [.A14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74]; [.A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2'.$C$1:$'Version 0.0.2'.$C$174]; [.A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74]; [.A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74]; [.A2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74]; [.A2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5"/>
        <table:table-column table:style-name="co18" table:default-cell-style-name="ce25"/>
        <table:table-column table:style-name="co12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1" table:default-cell-style-name="ce25"/>
        <table:table-column table:style-name="co9" table:default-cell-style-name="ce25"/>
        <table:table-column table:style-name="co12" table:number-columns-repeated="3" table:default-cell-style-name="ce25"/>
        <table:table-column table:style-name="co2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Hip Throw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4"/>
          <table:table-cell table:style-name="ce22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22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22" office:value-type="string" calcext:value-type="string">
            <text:p>Defend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0"/>
          <table:table-cell table:style-name="ce22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2" office:value-type="string" calcext:value-type="string">
            <text:p>Grab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Skill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5"/>
          <table:table-cell table:style-name="ce26" office:value-type="string" calcext:value-type="string">
            <text:p>Enable</text:p>
          </table:table-cell>
          <table:table-cell table:style-name="ce26" table:number-columns-repeated="4"/>
          <table:table-cell table:style-name="ce22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eap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bow Cu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table:number-columns-repeated="8"/>
          <table:table-cell table:style-name="ce23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Lightning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lf Nels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mmer Str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3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Jab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ele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Spik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3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plex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reful Approa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2"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arming Words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ark Suggestion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netrating Shot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crambl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1(2)</text:p>
          </table:table-cell>
          <table:table-cell table:style-name="ce28" table:number-columns-repeated="5"/>
          <table:table-cell table:style-name="ce23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idestep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1(2)</text:p>
          </table:table-cell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3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ull Body V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-Str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aymak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string" calcext:value-type="string">
            <text:p>Vuln</text:p>
          </table:table-cell>
          <table:table-cell table:style-name="ce28" table:number-columns-repeated="7"/>
          <table:table-cell table:style-name="ce23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Eat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acrific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Form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***(*)</text:p>
          </table:table-cell>
          <table:table-cell table:style-name="ce28" table:number-columns-repeated="7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avore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number-columns-repeated="2" table:style-name="ce28" office:value-type="string" calcext:value-type="string">
            <text:p>Enable</text:p>
          </table:table-cell>
          <table:table-cell table:style-name="ce23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Tormen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ar Dow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illing Posse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string" calcext:value-type="string">
            <text:p>+S+/+D+</text:p>
          </table:table-cell>
          <table:table-cell table:style-name="ce23" table:number-columns-repeated="7"/>
          <table:table-cell table:style-name="ce23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ush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Dominate Min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everage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Mel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Weak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ubmis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light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**(*)</text:p>
          </table:table-cell>
          <table:table-cell table:style-name="ce28" office:value-type="string" calcext:value-type="string">
            <text:p>2(3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Bear Hu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atapul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Shock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o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Laria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ounc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7"/>
          <table:table-cell table:style-name="ce23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ill Tou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lose Quart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5"/>
          <table:table-cell table:number-columns-repeated="2"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2" calcext:value-type="float">
            <text:p>2</text:p>
          </table:table-cell>
          <table:table-cell table:style-name="ce23" table:number-columns-repeated="2"/>
          <table:table-cell table:style-name="ce28" office:value-type="string" calcext:value-type="string">
            <text:p>HP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23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Read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+/+D+</text:p>
          </table:table-cell>
          <table:table-cell table:style-name="ce28" table:number-columns-repeated="7"/>
          <table:table-cell table:style-name="ce23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6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earthl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Unnerving Laughte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7"/>
          <table:table-cell table:style-name="ce23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Armba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hokehol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2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2(3)</text:p>
          </table:table-cell>
          <table:table-cell table:style-name="ce28" table:number-columns-repeated="2"/>
          <table:table-cell table:style-name="ce28" office:value-type="string" calcext:value-type="string">
            <text:p>1(2)</text:p>
          </table:table-cell>
          <table:table-cell table:style-name="ce28" table:number-columns-repeated="3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Eldritch Whim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Fireman Lif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et Se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4"/>
          <table:table-cell table:style-name="ce23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Growing D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ind Rea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string" calcext:value-type="string">
            <text:p>3(5)</text:p>
          </table:table-cell>
          <table:table-cell table:style-name="ce28" table:number-columns-repeated="3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Modify Memory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3(5)</text:p>
          </table:table-cell>
          <table:table-cell table:style-name="ce28" table:number-columns-repeated="5"/>
          <table:table-cell table:style-name="ce23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Out of Reach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 table:number-columns-repeated="3"/>
          <table:table-cell table:style-name="ce2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Peti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9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Secret of the Deep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table:number-columns-repeated="7"/>
          <table:table-cell table:style-name="ce23" office:value-type="string" calcext:value-type="string">
            <text:p>Enable</text:p>
          </table:table-cell>
          <table:table-cell table:style-name="ce23" table:number-columns-repeated="2"/>
          <table:table-cell table:style-name="ce23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7"/>
          <table:table-cell table:style-name="ce23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itality Dra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2(1)</text:p>
          </table:table-cell>
          <table:table-cell table:style-name="ce28" table:number-columns-repeated="3"/>
          <table:table-cell table:style-name="ce28" office:value-type="string" calcext:value-type="string">
            <text:p>-Str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Void Cag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7"/>
          <table:table-cell table:style-name="ce23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23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6" table:number-columns-repeated="2" table:default-cell-style-name="ce2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6" table:default-cell-style-name="ce25"/>
        <table:table-column table:style-name="co16" table:number-columns-repeated="15" table:default-cell-style-name="Default"/>
        <table:table-row table:style-name="ro1">
          <table:table-cell table:number-columns-repeated="4"/>
          <table:table-cell table:style-name="ce25" table:number-columns-repeated="7"/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Plated Armor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6(8) Plated Armor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/>
          <table:table-cell table:style-name="ce25" office:value-type="string" calcext:value-type="string">
            <text:p>3(4)</text:p>
          </table:table-cell>
          <table:table-cell table:style-name="ce25" table:number-columns-repeated="5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Draw 3(4) cards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Intangible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1(2) Intangible. Exhaus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Dex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dexterity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style-name="ce25" office:value-type="string" calcext:value-type="string">
            <text:p>+Str+</text:p>
          </table:table-cell>
          <table:table-cell table:style-name="ce25" table:number-columns-repeated="4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2(3) strength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3"/>
          <table:table-cell table:style-name="ce25" office:value-type="string" calcext:value-type="string">
            <text:p>Weak/Vuln</text:p>
          </table:table-cell>
          <table:table-cell table:style-name="ce25" table:number-columns-repeated="3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Apply 2(3) weak and 2(3) vulnerable to ALL enemies. Exhaust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*(*)</text:p>
          </table:table-cell>
          <table:table-cell table:style-name="ce25" table:number-columns-repeated="6"/>
          <table:table-cell table:style-name="ce25" office:value-type="string" calcext:value-type="string">
            <text:p>Enable</text:p>
          </table:table-cell>
          <table:table-cell table:style-name="ce25"/>
          <table:table-cell office:value-type="string" calcext:value-type="string">
            <text:p>Devoid. Gain *(*). Exhaust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Group Hug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Gain 8(11) block. Apply 1(2) Grapple to ALL enemies.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9"/>
          <table:table-cell table:style-name="ce30" office:value-type="string" calcext:value-type="string">
            <text:p>Whenever you play a card, Exhaust it. At the start of your turn, return 3(5) cards from your exhaust pile to your hand.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Weird Conduit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string" calcext:value-type="string">
            <text:p>Payoff</text:p>
          </table:table-cell>
          <table:table-cell table:style-name="ce26"/>
          <table:table-cell table:style-name="ce22" office:value-type="string" calcext:value-type="string">
            <text:p>Devoid. Deal 4(6) damage for each Void card in your exhaust pile.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Vanishing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(Innate.) Devoid. Whenever a Void card exhausts, gain 2 dexterity.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Drag Behind</text:p>
          </table:table-cell>
          <table:table-cell table:style-name="ce22" office:value-type="string" calcext:value-type="string">
            <text:p>Uncommon</text:p>
          </table:table-cell>
          <table:table-cell table:style-name="ce22" office:value-type="string" calcext:value-type="string">
            <text:p>Attack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6" office:value-type="string" calcext:value-type="string">
            <text:p>Payoff</text:p>
          </table:table-cell>
          <table:table-cell table:style-name="ce26" table:number-columns-repeated="3"/>
          <table:table-cell table:style-name="ce22" office:value-type="string" calcext:value-type="string">
            <text:p>If the enemy is grappled, deal 9(14) damage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Favored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{Ethereal.} At the start of your turn, shuffle X random boons into your hand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0" office:value-type="string" calcext:value-type="string">
            <text:p>Eldritch Whim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Add a random boon to your hand. {Exhaust}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3" office:value-type="string" calcext:value-type="string">
            <text:p>Petit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3" office:value-type="string" calcext:value-type="string">
            <text:p>Shuffle 3(5) random boons into your draw pile. Exhaust.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3" office:value-type="string" calcext:value-type="string">
            <text:p>Mind Eater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8" office:value-type="string" calcext:value-type="string">
            <text:p>Enable</text:p>
          </table:table-cell>
          <table:table-cell table:style-name="ce28" table:number-columns-repeated="2"/>
          <table:table-cell table:style-name="ce23" office:value-type="string" calcext:value-type="string">
            <text:p>If the enemy is grappled, deal 15(19) damage and apply 3(5) Compulsion.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isorientation</text:p>
          </table:table-cell>
          <table:table-cell table:style-name="ce31" office:value-type="string" calcext:value-type="string">
            <text:p>Rare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Unplayable. {Ethereal}. When you draw this card, randomize the costs of all cards in your hand.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Verbal Tic</text:p>
          </table:table-cell>
          <table:table-cell table:style-name="ce31" office:value-type="string" calcext:value-type="string">
            <text:p>Common</text:p>
          </table:table-cell>
          <table:table-cell table:style-name="ce31" office:value-type="string" calcext:value-type="string">
            <text:p>Skill</text:p>
          </table:table-cell>
          <table:table-cell table:style-name="ce32" office:value-type="string" calcext:value-type="string">
            <text:p>U</text:p>
          </table:table-cell>
          <table:table-cell table:style-name="ce32" table:number-columns-repeated="12"/>
          <table:table-cell table:style-name="ce31" office:value-type="string" calcext:value-type="string">
            <text:p><text:span text:style-name="T1">Unplayable. {Ethereal}. When you draw this card, p</text:span>lay the top card of your deck.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ticky Fing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8"/>
          <table:table-cell table:style-name="ce28" office:value-type="string" calcext:value-type="string">
            <text:p>Enable</text:p>
          </table:table-cell>
          <table:table-cell table:style-name="ce28" table:number-columns-repeated="3"/>
          <table:table-cell table:style-name="ce23" office:value-type="string" calcext:value-type="string">
            <text:p>Whenever an enemy attacks, apply 1 grapple to that enemy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hisper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3" office:value-type="string" calcext:value-type="string">
            <text:p>ALL enemies lose 3(5) HP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Psychedelic Il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</text:p>
          </table:table-cell>
          <table:table-cell table:style-name="ce28" table:number-columns-repeated="9"/>
          <table:table-cell table:style-name="ce23" office:value-type="string" calcext:value-type="string">
            <text:p>Deal 10(12) damage to a random enemy. Gain 2(3) dexterity this turn.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Unearthly Ski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</text:p>
          </table:table-cell>
          <table:table-cell table:style-name="ce28" table:number-columns-repeated="9"/>
          <table:table-cell table:style-name="ce23" office:value-type="string" calcext:value-type="string">
            <text:p>Gain 7(10) block. Gain 2(3) strength this turn.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Widen the G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1"/>
          <table:table-cell table:style-name="ce28" office:value-type="string" calcext:value-type="string">
            <text:p>Payoff</text:p>
          </table:table-cell>
          <table:table-cell table:style-name="ce23" office:value-type="string" calcext:value-type="string">
            <text:p>Devoid. For each time a Void card exhausts, increase Widen the Gate’s damage by 6(9). Deal 9 damage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Leap Fro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3" office:value-type="string" calcext:value-type="string">
            <text:p>*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Payoff</text:p>
          </table:table-cell>
          <table:table-cell table:style-name="ce23" table:number-columns-repeated="5"/>
          <table:table-cell table:style-name="ce23" office:value-type="string" calcext:value-type="string">
            <text:p>Gain 3(5) Block. Combo: Gain *.</text:p>
          </table:table-cell>
          <table:table-cell/>
        </table:table-row>
        <table:table-row table:style-name="ro1">
          <table:table-cell table:style-name="ce23" office:value-type="string" calcext:value-type="string">
            <text:p>Circle Behind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Payoff</text:p>
          </table:table-cell>
          <table:table-cell table:style-name="ce28" table:number-columns-repeated="5"/>
          <table:table-cell table:style-name="ce23" office:value-type="string" calcext:value-type="string">
            <text:p>Gain 3(5) block. Combo: Draw 1 card.</text:p>
          </table:table-cell>
          <table:table-cell/>
        </table:table-row>
        <table:table-row table:style-name="ro1">
          <table:table-cell table:style-name="ce23" office:value-type="string" calcext:value-type="string">
            <text:p>Horr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3"/>
          <table:table-cell table:style-name="ce28" office:value-type="string" calcext:value-type="string">
            <text:p>W/V</text:p>
          </table:table-cell>
          <table:table-cell table:style-name="ce28" table:number-columns-repeated="9"/>
          <table:table-cell table:style-name="ce23" office:value-type="string" calcext:value-type="string">
            <text:p>Unplayable. {Ethereal.} When you draw this card, apply 1(2) Weak and 1(2) Vulnerable to ALL enemies.</text:p>
          </table:table-cell>
          <table:table-cell/>
        </table:table-row>
        <table:table-row table:style-name="ro1">
          <table:table-cell table:style-name="ce23" office:value-type="string" calcext:value-type="string">
            <text:p>Twitch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3" office:value-type="string" calcext:value-type="string">
            <text:p>Unplayable. {Ethereal.} When you draw this card, deal 9(11) damage to a random enemy.</text:p>
          </table:table-cell>
          <table:table-cell/>
        </table:table-row>
        <table:table-row table:style-name="ro1">
          <table:table-cell table:style-name="ce23" office:value-type="string" calcext:value-type="string">
            <text:p>Delusion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Enable</text:p>
          </table:table-cell>
          <table:table-cell table:style-name="ce28" table:number-columns-repeated="5"/>
          <table:table-cell table:style-name="ce23" office:value-type="string" calcext:value-type="string">
            <text:p>Unplayable. {Ethereal.} When you draw this card, add a random card of any color to your hand. (It costs 0 this turn.)</text:p>
          </table:table-cell>
          <table:table-cell/>
        </table:table-row>
        <table:table-row table:style-name="ro1">
          <table:table-cell table:style-name="ce23" office:value-type="string" calcext:value-type="string">
            <text:p>Outburs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string" calcext:value-type="string">
            <text:p>U</text:p>
          </table:table-cell>
          <table:table-cell table:style-name="ce28" table:number-columns-repeated="13"/>
          <table:table-cell table:style-name="ce23" office:value-type="string" calcext:value-type="string">
            <text:p>Unplayable. {Ethereal.} When you draw this card, the next attack you play deals 4(6) additional damage.</text:p>
          </table:table-cell>
          <table:table-cell/>
        </table:table-row>
        <table:table-row table:style-name="ro1">
          <table:table-cell table:style-name="ce23" office:value-type="string" calcext:value-type="string">
            <text:p>Humiliate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Vuln</text:p>
          </table:table-cell>
          <table:table-cell table:style-name="ce28" table:number-columns-repeated="4"/>
          <table:table-cell table:style-name="ce28" office:value-type="string" calcext:value-type="string">
            <text:p>Payoff</text:p>
          </table:table-cell>
          <table:table-cell table:style-name="ce28" table:number-columns-repeated="4"/>
          <table:table-cell table:style-name="ce23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table:style-name="ce23" office:value-type="string" calcext:value-type="string">
            <text:p>Relentless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string" calcext:value-type="string">
            <text:p>1(0)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23" office:value-type="string" calcext:value-type="string">
            <text:p>Roughhous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4"/>
          <table:table-cell table:style-name="ce23" office:value-type="string" calcext:value-type="string">
            <text:p>Deal 5 damage to a random enemy 2(3) times.</text:p>
          </table:table-cell>
        </table:table-row>
        <table:table-row table:style-name="ro1">
          <table:table-cell table:style-name="ce23" office:value-type="string" calcext:value-type="string">
            <text:p>Amnesia</text:p>
          </table:table-cell>
          <table:table-cell table:style-name="ce23" office:value-type="string" calcext:value-type="string">
            <text:p>Rare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3" calcext:value-type="float">
            <text:p>3</text:p>
          </table:table-cell>
          <table:table-cell table:style-name="ce23" table:number-columns-repeated="11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Discard your hand and deck. The enemy loses 2(3) HP per card discarded this way.</text:p>
          </table:table-cell>
        </table:table-row>
        <table:table-row table:style-name="ro1">
          <table:table-cell table:style-name="ce23" office:value-type="string" calcext:value-type="string">
            <text:p>Uncanny Visions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Enable</text:p>
          </table:table-cell>
          <table:table-cell table:style-name="ce28"/>
          <table:table-cell table:style-name="ce28" office:value-type="string" calcext:value-type="string">
            <text:p>Payoff</text:p>
          </table:table-cell>
          <table:table-cell table:style-name="ce28"/>
          <table:table-cell table:style-name="ce23" office:value-type="string" calcext:value-type="string">
            <text:p>Devoid. Whenever a Void card exhausts, apply 3(5) Compulsion to ALL enemies.</text:p>
          </table:table-cell>
        </table:table-row>
        <table:table-row table:style-name="ro1">
          <table:table-cell table:style-name="ce23" office:value-type="string" calcext:value-type="string">
            <text:p>Crave Noth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3"/>
          <table:table-cell table:style-name="ce28"/>
          <table:table-cell table:style-name="ce28" office:value-type="string" calcext:value-type="string">
            <text:p>HP</text:p>
          </table:table-cell>
          <table:table-cell table:style-name="ce23" table:number-columns-repeated="9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23" office:value-type="string" calcext:value-type="string">
            <text:p>Devoid. Whenever a Void card exhausts, heal 3(4) HP.</text:p>
          </table:table-cell>
        </table:table-row>
        <table:table-row table:style-name="ro1">
          <table:table-cell table:style-name="ce23" office:value-type="string" calcext:value-type="string">
            <text:p>Eldritch Insigh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Devoid. Gain 5(8) Block. Remember 1 card. Draw 1 card.</text:p>
          </table:table-cell>
          <table:table-cell/>
        </table:table-row>
        <table:table-row table:style-name="ro1">
          <table:table-cell table:style-name="ce23" office:value-type="string" calcext:value-type="string">
            <text:p>Agility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Dex+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Innate. Gain 1 Dexterity at the start of the next 4(+1) turns</text:span>. Can be upgraded any number of times.</text:p>
          </table:table-cell>
          <table:table-cell/>
        </table:table-row>
        <table:table-row table:style-name="ro1">
          <table:table-cell table:style-name="ce23" office:value-type="string" calcext:value-type="string">
            <text:p>Weight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Pow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+Str+</text:p>
          </table:table-cell>
          <table:table-cell table:style-name="ce28" table:number-columns-repeated="10"/>
          <table:table-cell table:style-name="ce23" office:value-type="string" calcext:value-type="string">
            <text:p><text:span text:style-name="T1">Innate. Gain 1 Strength at the start of the next 4(+1) turns. Can be upgraded any number of times</text:span>.</text:p>
          </table:table-cell>
          <table:table-cell/>
        </table:table-row>
        <table:table-row table:style-name="ro1">
          <table:table-cell table:style-name="ce23" office:value-type="string" calcext:value-type="string">
            <text:p>Cross Training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13"/>
          <table:table-cell table:style-name="ce23" office:value-type="string" calcext:value-type="string">
            <text:p>Choose one of three skills of any color to add to your hand. (It costs 0 this turn.) Exhaust.</text:p>
          </table:table-cell>
          <table:table-cell/>
        </table:table-row>
        <table:table-row table:style-name="ro1">
          <table:table-cell table:style-name="ce23" office:value-type="string" calcext:value-type="string">
            <text:p>Invisible Hand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Enable</text:p>
          </table:table-cell>
          <table:table-cell table:style-name="ce28" table:number-columns-repeated="6"/>
          <table:table-cell table:style-name="ce23" office:value-type="string" calcext:value-type="string">
            <text:p>Gain 3(5) block. Deal 3(5) Damage. Combo.</text:p>
          </table:table-cell>
        </table:table-row>
        <table:table-row table:style-name="ro1">
          <table:table-cell table:style-name="ce23" office:value-type="string" calcext:value-type="string">
            <text:p>Self Delusion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Skil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*(*)</text:p>
          </table:table-cell>
          <table:table-cell table:style-name="ce28" table:number-columns-repeated="12"/>
          <table:table-cell table:style-name="ce28" office:value-type="string" calcext:value-type="string">
            <text:p>X</text:p>
          </table:table-cell>
          <table:table-cell table:style-name="ce23" office:value-type="string" calcext:value-type="string">
            <text:p>Gain **(*). Randomize the cost of all cards in your hand. Exhaust.</text:p>
          </table:table-cell>
        </table:table-row>
        <table:table-row table:style-name="ro1">
          <table:table-cell table:style-name="ce23" office:value-type="string" calcext:value-type="string">
            <text:p>Inject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string" calcext:value-type="string">
            <text:p>Attack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Deal 10 damage. Apply 5(7) Eldritch Infection. Exhaust.</text:p>
          </table:table-cell>
        </table:table-row>
        <table:table-row table:style-name="ro1" table:number-rows-repeated="104852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lics" table:style-name="ta1">
        <table:table-column table:style-name="co25" table:default-cell-style-name="Default"/>
        <table:table-column table:style-name="co24" table:default-cell-style-name="Default"/>
        <table:table-column table:style-name="co16" table:default-cell-style-name="ce19"/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table:style-name="Default"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common Relic</text:p>
          </table:table-cell>
          <table:table-cell table:style-name="Default"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19" office:value-type="string" calcext:value-type="string">
            <text:p>Rare Relic</text:p>
          </table:table-cell>
          <table:table-cell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19" table:number-columns-repeated="2"/>
          <table:table-cell/>
          <table:table-cell table:style-name="ce33" table:number-columns-repeated="11"/>
        </table:table-row>
        <table:table-row table:style-name="ro1">
          <table:table-cell table:number-columns-repeated="3"/>
          <table:table-cell table:style-name="ce33" table:number-columns-repeated="11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Version 0.0.3'.A1:'Version 0.0.3'.U76">
          <table:sort>
            <table:sort-by table:field-number="2" table:data-type="automatic"/>
          </table:sort>
        </table:database-range>
        <table:database-range table:name="__Anonymous_Sheet_DB__2" table:target-range-address="'Version 0.0.2'.A1:'Version 0.0.2'.S76">
          <table:sort>
            <table:sort-by table:field-number="2" table:data-type="automatic"/>
          </table:sort>
        </table:database-range>
        <table:database-range table:name="__Anonymous_Sheet_DB__4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4:18:51.559128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11-13T15:22:34.815122831</dc:date>
    <meta:editing-duration>P8DT14H32M19S</meta:editing-duration>
    <meta:editing-cycles>370</meta:editing-cycles>
    <meta:generator>LibreOffice/6.0.7.3$Linux_X86_64 LibreOffice_project/00m0$Build-3</meta:generator>
    <meta:document-statistic meta:table-count="8" meta:cell-count="2037" meta:object-count="0"/>
  </office:meta>
</office:document-meta>
</file>